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fo:font-size="12pt" officeooo:rsid="000e400f" officeooo:paragraph-rsid="000e400f" style:font-size-asian="12pt"/>
    </style:style>
    <style:style style:name="P2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fo:font-size="12pt" style:font-size-asian="12pt"/>
    </style:style>
    <style:style style:name="P3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officeooo:rsid="000ef5c2" officeooo:paragraph-rsid="000ef5c2"/>
    </style:style>
    <style:style style:name="P4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officeooo:rsid="001000fd" officeooo:paragraph-rsid="001000fd"/>
    </style:style>
    <style:style style:name="P5" style:family="paragraph" style:parent-style-name="Estilo_20_padrão_20_de_20_desenho">
      <style:paragraph-properties fo:margin-left="0cm" fo:margin-right="0cm" style:line-height-at-least="0.353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weight-complex="bold"/>
    </style:style>
    <style:style style:name="P6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fo:font-size="12pt" style:font-size-asian="12pt"/>
    </style:style>
    <style:style style:name="P7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fo:font-size="12pt" officeooo:rsid="000e400f" officeooo:paragraph-rsid="000e400f" style:font-size-asian="12pt"/>
    </style:style>
    <style:style style:name="P8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/>
    </style:style>
    <style:style style:name="P9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  <style:text-properties style:font-name="Arial" officeooo:paragraph-rsid="000e400f"/>
    </style:style>
    <style:style style:name="P10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</style:style>
    <style:style style:name="P11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  <style:text-properties style:font-name="Liberation Sans" fo:font-size="12pt" style:font-size-asian="12pt"/>
    </style:style>
    <style:style style:name="P12" style:family="paragraph" style:parent-style-name="Estilo_20_padrão_20_de_20_desenho">
      <style:paragraph-properties fo:margin-left="0cm" fo:margin-right="0cm" style:line-height-at-least="0.353cm" fo:text-align="justify" style:justify-single-word="false" fo:text-indent="0cm" style:auto-text-indent="false"/>
      <style:text-properties officeooo:rsid="000ef5c2" officeooo:paragraph-rsid="000ef5c2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d53fc"/>
    </style:style>
    <style:style style:name="T2" style:family="text">
      <style:text-properties style:font-name="Liberation Sans" fo:font-size="12pt" style:font-size-asian="12pt"/>
    </style:style>
    <style:style style:name="T3" style:family="text">
      <style:text-properties style:font-name="Liberation Sans" fo:font-size="12pt" officeooo:rsid="000e400f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0d53fc" style:font-size-asian="12pt"/>
    </style:style>
    <style:style style:name="T7" style:family="text">
      <style:text-properties fo:font-size="12pt" officeooo:rsid="000d53fc" style:font-size-asian="12pt" style:font-size-complex="12pt"/>
    </style:style>
    <style:style style:name="T8" style:family="text">
      <style:text-properties fo:font-size="12pt" officeooo:rsid="000e400f" style:font-size-asian="12pt"/>
    </style:style>
    <style:style style:name="T9" style:family="text">
      <style:text-properties fo:font-size="12pt" officeooo:rsid="001000fd" style:font-size-asian="12pt"/>
    </style:style>
    <style:style style:name="T10" style:family="text">
      <style:text-properties fo:font-size="12pt" officeooo:rsid="0016bd6b" style:font-size-asian="12pt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xtNom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meCurso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Cpf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g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Data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RMO DE ADESÃO AO CONTRATO DE PRESTAÇÃO DE SERVIÇOS EDUCACIONAL</text:p>
      <text:p text:style-name="P6"/>
      <text:p text:style-name="P8"><text:span text:style-name="T5">CONTRATADA: </text:span><text:span text:style-name="T4">CURSOS TESTE</text:span><text:span text:style-name="T5"> , pessoa jurídica de direito privado, sem fins lucrativos, sediada na Rua Senador Dantas, </text:span><text:span text:style-name="T6">10221</text:span><text:span text:style-name="T5"> - 3° e 4º andares, Centro, Rio de Janeiro – RJ, inscrita no CNPJ sob o n° 42.222.687/0001-97, aqui denominada CONTRATADA, neste ato representada na forma do seu Estatuto Social.</text:span></text:p>
      <text:p text:style-name="P9"><text:span text:style-name="T5">CONTRATANTE: Aluno(a</text:span><text:span text:style-name="T6">)</text:span><text:span text:style-name="T1"> </text:span><text:span text:style-name="T1"><draw:control text:anchor-type="as-char" svg:y="-0.427cm" draw:z-index="0" draw:name="Controle 1" draw:style-name="gr1" draw:text-style-name="P13" svg:width="6.707cm" svg:height="0.583cm" draw:control="control1"/></text:span><text:span text:style-name="T7">, CPF </text:span><text:span text:style-name="T7"><draw:control text:anchor-type="as-char" svg:y="-0.427cm" draw:z-index="2" draw:name="Controle 3" draw:style-name="gr1" draw:text-style-name="P13" svg:width="3.746cm" svg:height="0.583cm" draw:control="control3"/></text:span><text:span text:style-name="T7"><text:s/>, RG </text:span><text:span text:style-name="T7"><draw:control text:anchor-type="as-char" svg:y="-0.427cm" draw:z-index="3" draw:name="Controle 4" draw:style-name="gr1" draw:text-style-name="P13" svg:width="3.911cm" svg:height="0.583cm" draw:control="control4"/></text:span><text:span text:style-name="T7"><text:s/>q</text:span><text:span text:style-name="T5">ue se inscrever, preenchendo corretamente seus dados na ficha de </text:span><text:span text:style-name="T6">i</text:span><text:span text:style-name="T5">nscrição deste curso no </text:span><text:span text:style-name="T5"><draw:control text:anchor-type="as-char" svg:y="-0.427cm" draw:z-index="1" draw:name="Controle 2" draw:style-name="gr1" draw:text-style-name="P13" svg:width="4.855cm" svg:height="0.583cm" draw:control="control2"/></text:span><text:span text:style-name="T5"><text:s/>da CONTRATADA.</text:span></text:p>
      <text:p text:style-name="P7"/>
      <text:p text:style-name="P10"><text:span text:style-name="T3">Cl</text:span><text:span text:style-name="T2">áusula 1ª O presente contrato tem por objeto a prestação de serviços educacionais, através do ambiente virtual de aprendizagem da CONTRATADA, na forma de um curso on-line, com conteúdo, duração e condições estabelecidos no mencionado endereço eletrônico, e cujas disposições são parte integrante deste contrato.</text:span></text:p>
      <text:p text:style-name="P11"/>
      <text:p text:style-name="P11">Cláusula 2ª Ao se cadastrar no site da CONTRATADA, no curso que esta instituição oferece pelo presente instrumento, o(a) CONTRATANTE estará automaticamente aderindo e concordando em se submeter integralmente aos termos e condições do presente contrato.</text:p>
      <text:p text:style-name="P11"/>
      <text:p text:style-name="P12"><text:span text:style-name="T2">Rio de Janeiro, </text:span><text:span text:style-name="T2"><draw:control text:anchor-type="as-char" svg:y="-0.427cm" draw:z-index="4" draw:name="Controle 6" draw:style-name="gr1" draw:text-style-name="P13" svg:width="2.987cm" svg:height="0.583cm" draw:control="control5"/></text:span></text:p>
      <text:p text:style-name="P1"/>
      <text:p text:style-name="P1"/>
      <text:p text:style-name="P1"/>
      <text:p text:style-name="P3"><text:span text:style-name="T8">_</text:span><text:span text:style-name="T5">_____________________</text:span><text:span text:style-name="T9">_______ <text:s text:c="18"/>_______</text:span><text:span text:style-name="T10">__</text:span><text:span text:style-name="T9">______________________</text:span></text:p>
      <text:p text:style-name="P4"><text:span text:style-name="T5"><text:s text:c="21"/>Aluno(a)<text:tab/><text:tab/><text:tab/><text:tab/><text:tab/><text:tab/></text:span><text:span text:style-name="T4">CURSOS TEST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21:37:36.041000000</meta:creation-date>
    <dc:date>2022-10-11T10:21:00.007000000</dc:date>
    <meta:editing-duration>PT38M18S</meta:editing-duration>
    <meta:editing-cycles>1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168" meta:character-count="1210" meta:non-whitespace-character-count="1001"/>
  </office:meta>
</office:document-meta>
</file>